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Heading_20_3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fo:background-color="#fffff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officeooo:paragraph-rsid="00126c25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00a933" loext:opacity="100%" fo:font-size="12pt" officeooo:paragraph-rsid="00126c25" fo:background-color="#ffffff" style:font-size-asian="12pt" style:font-size-complex="12pt"/>
    </style:style>
    <style:style style:name="P9" style:family="paragraph" style:parent-style-name="Text_20_body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10" style:family="paragraph" style:parent-style-name="Text_20_body" style:list-style-name="L2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Text_20_body" style:list-style-name="L3">
      <style:paragraph-properties fo:text-align="justify" style:justify-single-word="false"/>
      <style:text-properties fo:font-size="12pt" style:font-size-asian="12pt" style:font-size-complex="12pt"/>
    </style:style>
    <style:style style:name="P12" style:family="paragraph" style:parent-style-name="Text_20_body" style:list-style-name="L4">
      <style:paragraph-properties fo:text-align="justify" style:justify-single-word="false"/>
      <style:text-properties fo:font-size="12pt" style:font-size-asian="12pt" style:font-size-complex="12pt"/>
    </style:style>
    <style:style style:name="P13" style:family="paragraph" style:parent-style-name="Text_20_body" style:list-style-name="L5">
      <style:paragraph-properties fo:text-align="justify" style:justify-single-word="false"/>
      <style:text-properties fo:font-size="12pt" style:font-size-asian="12pt" style:font-size-complex="12pt"/>
    </style:style>
    <style:style style:name="P14" style:family="paragraph" style:parent-style-name="Text_20_body" style:list-style-name="L6">
      <style:paragraph-properties fo:text-align="justify" style:justify-single-word="false"/>
      <style:text-properties fo:font-size="12pt" style:font-size-asian="12pt" style:font-size-complex="12pt"/>
    </style:style>
    <style:style style:name="P15" style:family="paragraph" style:parent-style-name="Text_20_body" style:list-style-name="L7">
      <style:paragraph-properties fo:text-align="justify" style:justify-single-word="false"/>
      <style:text-properties fo:font-size="12pt" style:font-size-asian="12pt" style:font-size-complex="12pt"/>
    </style:style>
    <style:style style:name="P16" style:family="paragraph" style:parent-style-name="Text_20_body" style:list-style-name="L4">
      <style:paragraph-properties fo:text-align="justify" style:justify-single-word="false"/>
    </style:style>
    <style:style style:name="T1" style:family="text">
      <style:text-properties fo:font-weight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size-complex="12pt"/>
    </style:style>
    <style:style style:name="T4" style:family="text">
      <style:text-properties officeooo:rsid="0010ae58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7" style:family="text">
      <style:text-properties officeooo:rsid="00126c2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line-break/><text:span text:style-name="T7">NOMS : ZABDJIO TSOPDJIO INA</text:span></text:p>
      <text:p text:style-name="P7"><text:span text:style-name="T7">MATRICULE : 23U2449</text:span><text:line-break/><text:line-break/><text:line-break/></text:p>
      <text:p text:style-name="P7"><text:span text:style-name="T5"/></text:p>
      <text:p text:style-name="P8"><text:span text:style-name="T5">CAHIER DES CHARGES : SYSTÈME DE BANQUE BIOMÉTRIQUE SÉCURISÉ</text:span></text:p>
      <text:p text:style-name="P6"/>
      <text:h text:style-name="P1" text:outline-level="2">1. PRÉSENTATION DU PROJET</text:h>
      <text:p text:style-name="P5">Le projet consiste en la conception et la réalisation d'une <text:span text:style-name="T4">API</text:span> de gestion bancaire dont l'accès est sécurisé par reconnaissance <text:span text:style-name="T4">par image</text:span>. Le système permet une gestion rigoureuse des utilisateurs par une administration centrale, garantissant que seuls les profils vérifiés peuvent effectuer des transactions financières.</text:p>
      <text:p text:style-name="P4"><text:line-break/></text:p>
      <text:h text:style-name="P1" text:outline-level="2">2. SPÉCIFICATIONS FONCTIONNELLES</text:h>
      <text:p text:style-name="P5">Les spécifications fonctionnelles décrivent les actions que le système doit permettre de réaliser, organisées par profil d'utilisateur.</text:p>
      <text:h text:style-name="P2" text:outline-level="3">2.1. Module Utilisateur (Client)</text:h>
      <text:list xml:id="list1814992957" text:style-name="L1">
        <text:list-item>
          <text:p text:style-name="P9"><text:span text:style-name="T1">Inscription Multimodale</text:span> : Création de compte incluant les informations personnelles, le choix du type de compte (COURANT ou ÉPARGNE), l'envoi d'une photo de la CNI et la <text:span text:style-name="T4">photo </text:span>du visage pour l'encodage biométrique.</text:p>
        </text:list-item>
        <text:list-item>
          <text:p text:style-name="P9"><text:span text:style-name="T1">Authentification Biométrique</text:span> : Connexion sécurisée par comparaison entre l'image en temps réel et l'empreinte faciale stockée en base de données.</text:p>
        </text:list-item>
        <text:list-item>
          <text:p text:style-name="P9"><text:span text:style-name="T1">Gestion des Comptes</text:span> : Possibilité d'ouvrir des comptes supplémentaires (Épargne/Courant) après l'inscription.</text:p>
        </text:list-item>
        <text:list-item>
          <text:p text:style-name="P9"><text:span text:style-name="T1">Consultation de Profil</text:span> : Accès aux détails personnels, soldes des différents comptes et état de la licence.</text:p>
        </text:list-item>
      </text:list>
      <text:p text:style-name="P4"/>
      <text:p text:style-name="P4"/>
      <text:h text:style-name="P2" text:outline-level="3">2.2. Module des Transactions</text:h>
      <text:list xml:id="list515265592" text:style-name="L2">
        <text:list-item>
          <text:p text:style-name="P10"><text:span text:style-name="T1">Dépôt de fonds</text:span> : Créditer un compte spécifique.</text:p>
        </text:list-item>
        <text:list-item>
          <text:p text:style-name="P10"><text:span text:style-name="T1">Retrait de fonds</text:span> : Débiter un compte après vérification du solde.</text:p>
        </text:list-item>
        <text:list-item>
          <text:p text:style-name="P10"><text:span text:style-name="T1">Virement de compte à compte</text:span> : Transfert de fonds entre deux comptes internes au système.</text:p>
        </text:list-item>
        <text:list-item>
          <text:p text:style-name="P10"><text:span text:style-name="T1">Historique</text:span> : Consultation chronologique de toutes les opérations effectuées.</text:p>
        </text:list-item>
      </text:list>
      <text:h text:style-name="P2" text:outline-level="3"/>
      <text:p text:style-name="P3"/>
      <text:h text:style-name="P2" text:outline-level="3"><text:soft-page-break/>2.3. Module Administration</text:h>
      <text:list xml:id="list1447885388" text:style-name="L3">
        <text:list-item>
          <text:p text:style-name="P11"><text:span text:style-name="T1">Gestion des Administrateurs</text:span> : Création de comptes admin avec rôles spécifiques (Manager, Super-Admin).</text:p>
        </text:list-item>
        <text:list-item>
          <text:p text:style-name="P11"><text:span text:style-name="T1">Audit et Vérification</text:span> : Consultation du rapport global des utilisateurs incluant l'accès aux pièces d'identité (CNI) stockées sur le serveur.</text:p>
        </text:list-item>
        <text:list-item>
          <text:p text:style-name="P11"><text:span text:style-name="T1">Validation de Licence</text:span> : Activation manuelle des comptes après vérification des pièces jointes, avec définition d'une date d'expiration précise (ISO 8601).</text:p>
        </text:list-item>
        <text:list-item>
          <text:p text:style-name="P11"><text:span text:style-name="T1">Contrôle d'accès</text:span> : Possibilité de bloquer ou débloquer instantanément la licence d'un utilisateur.</text:p>
        </text:list-item>
      </text:list>
      <text:p text:style-name="P4"/>
      <text:h text:style-name="P1" text:outline-level="2">3. SPÉCIFICATIONS NON-FONCTIONNELLES</text:h>
      <text:p text:style-name="P3"/>
      <text:p text:style-name="P5">Les spécifications non-fonctionnelles décrivent les contraintes de performance, de sécurité et d'ergonomie.</text:p>
      <text:h text:style-name="P2" text:outline-level="3">3.1. Sécurité</text:h>
      <text:list xml:id="list2113134951" text:style-name="L4">
        <text:list-item>
          <text:p text:style-name="P12"><text:span text:style-name="T1">Intégrité des données</text:span> : Utilisation d'ORM (SQLAlchemy) pour prévenir les injections SQL.</text:p>
        </text:list-item>
        <text:list-item>
          <text:p text:style-name="P12"><text:span text:style-name="T1">Protection Biométrique</text:span> : Stockage des encodages faciaux sous forme de vecteurs mathématiques (dlib/face_recognition).</text:p>
        </text:list-item>
        <text:list-item>
          <text:p text:style-name="P16"><text:span text:style-name="T3">Contrôle de Validité</text:span><text:span text:style-name="T2"> : Vérification systématique de l'état </text:span><text:span text:style-name="Source_20_Text"><text:span text:style-name="T6">is_active</text:span></text:span><text:span text:style-name="T2"> et de la date </text:span><text:span text:style-name="Source_20_Text"><text:span text:style-name="T6">expiry_date</text:span></text:span><text:span text:style-name="T2"> avant chaque session.</text:span></text:p>
        </text:list-item>
        <text:list-item>
          <text:p text:style-name="P12"><text:span text:style-name="T1">Validation des entrées</text:span> : Utilisation de Pydantic pour garantir le format des données (ex: montants strictement positifs, emails valides).</text:p>
        </text:list-item>
      </text:list>
      <text:p text:style-name="P4"/>
      <text:p text:style-name="P4"/>
      <text:h text:style-name="P2" text:outline-level="3">3.2. Performance et Fiabilité</text:h>
      <text:list xml:id="list1337651429" text:style-name="L5">
        <text:list-item>
          <text:p text:style-name="P13"><text:span text:style-name="T1">Temps de réponse</text:span> : La reconnaissance <text:span text:style-name="T4">par image</text:span> doit être traitée en moins de 2 secondes.</text:p>
        </text:list-item>
        <text:list-item>
          <text:p text:style-name="P13"><text:span text:style-name="T1">Disponibilité</text:span> : Utilisation d'une architecture modulaire (FastAPI) permettant une maintenance facilitée.</text:p>
        </text:list-item>
        <text:list-item>
          <text:p text:style-name="P13"><text:span text:style-name="T1">Gestion des erreurs</text:span> : Retour de codes HTTP explicites (401 pour échec biométrique, 403 pour licence expirée, 404 pour utilisateur introuvable).</text:p>
          <text:p text:style-name="P13"/>
        </text:list-item>
      </text:list>
      <text:h text:style-name="P2" text:outline-level="3">3.3. Environnement Technique</text:h>
      <text:list xml:id="list2040935228" text:style-name="L6">
        <text:list-item>
          <text:p text:style-name="P14"><text:span text:style-name="T1">Langage</text:span> : Python 3.10+</text:p>
        </text:list-item>
        <text:list-item>
          <text:p text:style-name="P14"><text:span text:style-name="T1">Framework API</text:span> : FastAPI</text:p>
        </text:list-item>
        <text:list-item>
          <text:p text:style-name="P14"><text:span text:style-name="T1">Base de données</text:span> : PostgreSQL (relationnelle)</text:p>
        </text:list-item>
        <text:list-item>
          <text:p text:style-name="P14"><text:soft-page-break/><text:span text:style-name="T1">Système d'exploitation cible</text:span> : Ubuntu 22.04 LTS</text:p>
        </text:list-item>
        <text:list-item>
          <text:p text:style-name="P14"><text:span text:style-name="T1">Bibliothèques clés</text:span> : Face_recognition, Pydantic, SQLAlchemy, Uvicorn.</text:p>
        </text:list-item>
      </text:list>
      <text:p text:style-name="P4"/>
      <text:p text:style-name="P4"/>
      <text:h text:style-name="P1" text:outline-level="2">4. ARCHITECTURE DES DONNÉES (MODÈLES)</text:h>
      <text:p text:style-name="P5">Le système repose sur quatre entités principales :</text:p>
      <text:list xml:id="list3149788772" text:style-name="L7">
        <text:list-item>
          <text:p text:style-name="P15"><text:span text:style-name="T1">User</text:span> : Informations civiles et empreinte faciale.</text:p>
        </text:list-item>
        <text:list-item>
          <text:p text:style-name="P15"><text:span text:style-name="T1">Account</text:span> : Gestion des soldes et types de comptes (Courant/Épargne).</text:p>
        </text:list-item>
        <text:list-item>
          <text:p text:style-name="P15"><text:span text:style-name="T1">License</text:span> : Contrôle temporel et administratif de l'accès.</text:p>
        </text:list-item>
        <text:list-item>
          <text:p text:style-name="P15"><text:span text:style-name="T1">Transaction</text:span> : Transparence et traçabilité des mouvements de fonds.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4T01:02:30.135638448</meta:creation-date>
    <meta:generator>LibreOffice/7.3.7.2$Linux_X86_64 LibreOffice_project/30$Build-2</meta:generator>
    <dc:date>2026-04-15T08:14:38.772230956</dc:date>
    <meta:editing-duration>PT16M13S</meta:editing-duration>
    <meta:editing-cycles>3</meta:editing-cycles>
    <meta:document-statistic meta:table-count="0" meta:image-count="0" meta:object-count="0" meta:page-count="3" meta:paragraph-count="47" meta:word-count="526" meta:character-count="3625" meta:non-whitespace-character-count="3168"/>
  </office:meta>
</office:document-meta>
</file>